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3" style:family="graphic" style:parent-style-name="standard">
      <style:graphic-properties svg:stroke-width="0.1cm" draw:marker-start-width="0.35cm" draw:marker-end="Arrow" draw:marker-end-width="0.35cm" draw:textarea-horizontal-align="center" draw:textarea-vertical-align="middle" fo:padding-top="0.175cm" fo:padding-bottom="0.175cm" fo:padding-left="0.3cm" fo:padding-right="0.3cm"/>
    </style:style>
    <style:style style:name="gr4" style:family="graphic" style:parent-style-name="standard">
      <style:graphic-properties draw:stroke="dash" draw:stroke-dash="Fine_20_Dashed_20__28_var_29_" svg:stroke-width="0.051cm" draw:marker-start-width="0.276cm" draw:marker-end-width="0.276cm" draw:fill="solid" draw:fill-color="#c0c0c0" draw:textarea-horizontal-align="justify" draw:textarea-vertical-align="middle" draw:auto-grow-height="false" fo:padding-top="0.15cm" fo:padding-bottom="0.15cm" fo:padding-left="0.275cm" fo:padding-right="0.275cm"/>
    </style:style>
    <style:style style:name="gr5" style:family="graphic" style:parent-style-name="standard">
      <style:graphic-properties draw:stroke="dash" draw:stroke-dash="Fine_20_Dashed_20__28_var_29_" svg:stroke-width="0.051cm" draw:marker-start-width="0.276cm" draw:marker-end-width="0.276cm" draw:fill="none" draw:textarea-horizontal-align="justify" draw:textarea-vertical-align="middle" draw:auto-grow-height="false" fo:padding-top="0.15cm" fo:padding-bottom="0.15cm" fo:padding-left="0.275cm" fo:padding-right="0.275cm"/>
    </style:style>
    <style:style style:name="gr6" style:family="graphic" style:parent-style-name="standard">
      <style:graphic-properties draw:stroke="dash" draw:stroke-dash="Fine_20_Dashed_20__28_var_29_" svg:stroke-width="0.05cm" draw:marker-start-width="0.275cm" draw:marker-end-width="0.275cm" draw:textarea-horizontal-align="center" draw:textarea-vertical-align="middle" fo:padding-top="0.15cm" fo:padding-bottom="0.15cm" fo:padding-left="0.275cm" fo:padding-right="0.275cm"/>
    </style:style>
    <style:style style:name="gr7" style:family="graphic" style:parent-style-name="standard">
      <style:graphic-properties svg:stroke-width="0.051cm" draw:marker-start-width="0.276cm" draw:marker-end-width="0.276cm" draw:fill="none" draw:fill-color="#00ff00" draw:textarea-horizontal-align="justify" draw:textarea-vertical-align="middle" draw:auto-grow-height="false" fo:padding-top="0.15cm" fo:padding-bottom="0.15cm" fo:padding-left="0.275cm" fo:padding-right="0.275cm"/>
    </style:style>
    <style:style style:name="gr8" style:family="graphic" style:parent-style-name="standard">
      <style:graphic-properties svg:stroke-width="0.051cm" draw:marker-start="Arrow" draw:marker-start-width="0.229cm" draw:marker-end="Arrow" draw:marker-end-width="0.229cm" draw:textarea-horizontal-align="center" draw:textarea-vertical-align="middle" fo:padding-top="0.15cm" fo:padding-bottom="0.15cm" fo:padding-left="0.275cm" fo:padding-right="0.275cm"/>
    </style:style>
    <style:style style:name="gr9" style:family="graphic" style:parent-style-name="standard">
      <style:graphic-properties draw:stroke="dash" draw:stroke-dash="Dashed_20__28_var_29_" svg:stroke-width="0.051cm" draw:marker-start-width="0.276cm" draw:marker-end-width="0.276cm" draw:fill="solid" draw:fill-color="#c0c0c0" draw:textarea-horizontal-align="justify" draw:textarea-vertical-align="middle" draw:auto-grow-height="false" fo:padding-top="0.15cm" fo:padding-bottom="0.15cm" fo:padding-left="0.275cm" fo:padding-right="0.275cm"/>
    </style:style>
    <style:style style:name="P1" style:family="paragraph">
      <style:paragraph-properties fo:text-align="center"/>
    </style:style>
    <style:style style:name="P2" style:family="paragraph">
      <style:paragraph-properties fo:text-align="center"/>
      <style:text-properties fo:font-family="Helvetica" style:font-family-generic="swiss" fo:font-size="10pt" style:font-size-asian="10pt" style:font-size-complex="10pt"/>
    </style:style>
    <style:style style:name="T1" style:family="text">
      <style:text-properties fo:font-family="Helvetica" style:font-family-generic="swiss" fo:font-size="10pt" style:font-size-asian="10pt" style:font-size-complex="10pt"/>
    </style:style>
    <style:style style:name="T2" style:family="text">
      <style:text-properties fo:font-family="Helvetica" style:font-family-generic="swiss" fo:font-size="14pt" style:font-size-asian="14pt" style:font-size-complex="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draw:custom-shape draw:style-name="gr1" draw:text-style-name="P2" draw:layer="layout" svg:width="5.043cm" svg:height="4.988cm" svg:x="20.439cm" svg:y="18.603cm">
            <draw:glue-point draw:id="4" svg:x="-5.018cm" svg:y="0.008cm"/>
            <draw:glue-point draw:id="5" svg:x="-3.513cm" svg:y="-3.538cm"/>
            <draw:glue-point draw:id="6" svg:x="0.007cm" svg:y="-5cm"/>
            <draw:glue-point draw:id="7" svg:x="3.515cm" svg:y="-3.538cm"/>
            <draw:glue-point draw:id="8" svg:x="5.006cm" svg:y="0.008cm"/>
            <draw:glue-point draw:id="9" svg:x="3.531cm" svg:y="3.524cm"/>
            <draw:glue-point draw:id="10" svg:x="-0.019cm" svg:y="5.002cm"/>
            <draw:glue-point draw:id="11" svg:x="-3.527cm" svg:y="3.554cm"/>
            <text:p text:style-name="P1"><text:span text:style-name="T1">RTSNoC</text:span></text:p>
            <text:p text:style-name="P1"><text:span text:style-name="T1">Router</text:span></text:p>
            <draw:enhanced-geometry svg:viewBox="0 0 21600 21600"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ustom-shape draw:style-name="gr2" draw:text-style-name="P2" draw:layer="layout" svg:width="2.159cm" svg:height="1.143cm" svg:x="24.748cm" svg:y="18.163cm">
            <text:p text:style-name="P1"><text:span text:style-name="T1">425Hz</text:span></text:p>
            <text:p text:style-name="P1"><text:span text:style-name="T1">Generato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2.159cm" svg:height="1.143cm" svg:x="21.881cm" svg:y="17.441cm">
            <text:p text:style-name="P1"><text:span text:style-name="T1">Ethernet</text:span></text:p>
            <text:p text:style-name="P1"><text:span text:style-name="T1">MAC</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2.166cm" svg:height="1.14cm" svg:x="25.472cm" svg:y="20.527cm">
            <text:p text:style-name="P1"><text:span text:style-name="T1">Switch</text:span></text:p>
            <draw:enhanced-geometry svg:viewBox="0 0 21600 21600" draw:mirror-horizontal="false" draw:mirror-vertical="false" draw:type="rectangle" draw:enhanced-path="M 0 0 L 21600 0 21600 21600 0 21600 0 0 Z N"/>
          </draw:custom-shape>
          <draw:g>
            <draw:line draw:style-name="gr3" draw:text-style-name="P1" draw:layer="layout" svg:x1="27.687cm" svg:y1="20.876cm" svg:x2="28.372cm" svg:y2="20.903cm">
              <text:p/>
            </draw:line>
            <draw:line draw:style-name="gr3" draw:text-style-name="P1" draw:layer="layout" svg:x1="28.372cm" svg:y1="21.277cm" svg:x2="27.687cm" svg:y2="21.304cm">
              <text:p/>
            </draw:line>
          </draw:g>
          <draw:g>
            <draw:line draw:style-name="gr3" draw:text-style-name="P1" draw:layer="layout" svg:x1="22.961cm" svg:y1="17.396cm" svg:x2="22.96cm" svg:y2="16.775cm">
              <text:p/>
            </draw:line>
          </draw:g>
          <draw:custom-shape draw:style-name="gr4" draw:text-style-name="P2" draw:layer="layout" svg:width="2.159cm" svg:height="1.143cm" svg:x="18.994cm" svg:y="22.806cm">
            <text:p text:style-name="P1"><text:span text:style-name="T1">DTMF</text:span></text:p>
            <text:p text:style-name="P1"><text:span text:style-name="T1">Detector</text:span></text:p>
            <draw:enhanced-geometry svg:viewBox="0 0 21600 21600" draw:mirror-horizontal="false" draw:mirror-vertical="false" draw:type="rectangle" draw:enhanced-path="M 0 0 L 21600 0 21600 21600 0 21600 0 0 Z N"/>
          </draw:custom-shape>
          <draw:custom-shape draw:style-name="gr4" draw:text-style-name="P2" draw:layer="layout" svg:width="2.159cm" svg:height="1.143cm" svg:x="18.995cm" svg:y="18.107cm">
            <text:p text:style-name="P1"><text:span text:style-name="T1">ADPCM</text:span></text:p>
            <text:p text:style-name="P1"><text:span text:style-name="T1">codec</text:span></text:p>
            <draw:enhanced-geometry svg:viewBox="0 0 21600 21600" draw:mirror-horizontal="false" draw:mirror-vertical="false" draw:type="rectangle" draw:enhanced-path="M 0 0 L 21600 0 21600 21600 0 21600 0 0 Z N"/>
          </draw:custom-shape>
          <draw:custom-shape draw:style-name="gr5" draw:text-style-name="P1" draw:id="id2" draw:layer="layout" svg:width="3.084cm" svg:height="8.939cm" svg:x="14.339cm" svg:y="16.479cm">
            <draw:glue-point draw:id="4" svg:x="4.834cm" svg:y="4.699cm"/>
            <draw:glue-point draw:id="5" svg:x="4.88cm" svg:y="-4.672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 draw:text-style-name="P1" draw:layer="layout" draw:type="line" svg:x1="18.282cm" svg:y1="21.68cm" svg:x2="17.371cm" svg:y2="25.148cm" draw:start-shape="id1" draw:start-glue-point="5" draw:end-shape="id2" draw:end-glue-point="4" svg:d="m18282 21680-911 3468">
            <text:p/>
          </draw:connector>
          <draw:custom-shape draw:style-name="gr2" draw:text-style-name="P2" draw:id="id1" draw:layer="layout" svg:width="2.159cm" svg:height="1.143cm" svg:x="18.282cm" svg:y="20.544cm">
            <draw:glue-point draw:id="4" svg:x="-5.03cm" svg:y="-5.161cm"/>
            <draw:glue-point draw:id="5" svg:x="-5.03cm" svg:y="4.951cm"/>
            <text:p text:style-name="P1"><text:span text:style-name="T1">CPU</text:span></text:p>
            <text:p text:style-name="P1"><text:span text:style-name="T1">node</text:span></text:p>
            <draw:enhanced-geometry svg:viewBox="0 0 21600 21600" draw:mirror-horizontal="false" draw:mirror-vertical="false" draw:type="rectangle" draw:enhanced-path="M 0 0 L 21600 0 21600 21600 0 21600 0 0 Z N"/>
          </draw:custom-shape>
          <draw:connector draw:style-name="gr6" draw:text-style-name="P1" draw:layer="layout" draw:type="line" svg:x1="18.282cm" svg:y1="20.544cm" svg:x2="17.385cm" svg:y2="16.772cm" draw:start-shape="id1" draw:start-glue-point="4" draw:end-shape="id2" draw:end-glue-point="5" svg:d="m18282 20544-897-3772">
            <text:p/>
          </draw:connector>
          <draw:g>
            <draw:line draw:style-name="gr3" draw:text-style-name="P1" draw:layer="layout" svg:x1="25.97cm" svg:y1="19.375cm" svg:x2="25.961cm" svg:y2="20.521cm">
              <text:p/>
            </draw:line>
          </draw:g>
          <draw:g draw:id="id3">
            <draw:g>
              <draw:custom-shape draw:style-name="gr7" draw:text-style-name="P2" draw:layer="layout" svg:width="2.15cm" svg:height="1.02cm" svg:x="14.79cm" svg:y="17.017cm">
                <text:p text:style-name="P1"><text:span text:style-name="T1">PABX</text:span></text:p>
                <text:p text:style-name="P1"><text:span text:style-name="T1">control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15cm" svg:height="1.02cm" svg:x="14.79cm" svg:y="19.294cm">
                <text:p text:style-name="P1"><text:span text:style-name="T1">ADPCM</text:span></text:p>
                <text:p text:style-name="P1"><text:span text:style-name="T1">code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15cm" svg:height="1.02cm" svg:x="14.79cm" svg:y="18.156cm">
                <text:p text:style-name="P1"><text:span text:style-name="T1">DTMF</text:span></text:p>
                <text:p text:style-name="P1"><text:span text:style-name="T1">detecto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7" draw:text-style-name="P2" draw:layer="layout" svg:width="2.706cm" svg:height="4.194cm" svg:x="14.528cm" svg:y="16.817cm">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1">Applic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id="id4">
            <draw:custom-shape draw:style-name="gr7" draw:text-style-name="P2" draw:layer="layout" svg:width="2.706cm" svg:height="3.367cm" svg:x="14.528cm" svg:y="21.769cm">
              <text:p text:style-name="P1"><text:span text:style-name="T1">EPOS</text:span></text:p>
              <text:p text:style-name="P1"><text:span text:style-name="T1"/></text:p>
              <text:p text:style-name="P1"><text:span text:style-name="T1"/></text:p>
              <text:p text:style-name="P1"><text:span text:style-name="T1"/></text:p>
              <text:p text:style-name="P1"><text:span text:style-name="T1"/></text:p>
              <text:p text:style-name="P1"><text:span text:style-name="T1"/></text:p>
              <text:p text:style-name="P1"><text:span text:style-name="T2">. .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 draw:text-style-name="P2" draw:layer="layout" svg:width="1.927cm" svg:height="1.02cm" svg:x="14.934cm" svg:y="23.342cm">
                <text:p text:style-name="P1"><text:span text:style-name="T1">Schedul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2" draw:layer="layout" svg:width="2.15cm" svg:height="2.19cm" svg:x="14.806cm" svg:y="22.343cm">
                <text:p text:style-name="P1"><text:span text:style-name="T1">Process</text:span></text:p>
                <text:p text:style-name="P1"><text:span text:style-name="T1">management</text:span></text:p>
                <text:p text:style-name="P1"><text:span text:style-name="T1"/></text:p>
                <text:p text:style-name="P1"><text:span text:style-name="T1"/></text:p>
                <text:p text:style-name="P1"><text:span text:style-name="T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onnector draw:style-name="gr8" draw:text-style-name="P1" draw:layer="layout" svg:x1="15.881cm" svg:y1="21.011cm" svg:x2="15.881cm" svg:y2="21.769cm" draw:start-shape="id3" draw:start-glue-point="2" draw:end-shape="id4" draw:end-glue-point="0" svg:d="m15881 21011v758">
            <text:p/>
          </draw:connector>
          <draw:custom-shape draw:style-name="gr9" draw:text-style-name="P2" draw:layer="layout" svg:width="2.166cm" svg:height="1.14cm" svg:x="21.901cm" svg:y="23.677cm">
            <text:p text:style-name="P1"><text:span text:style-name="T1">Scheduler</text:span></text:p>
            <draw:enhanced-geometry svg:viewBox="0 0 21600 21600" draw:mirror-horizontal="false" draw:mirror-vertical="false" draw:type="rectangle" draw:enhanced-path="M 0 0 L 21600 0 21600 21600 0 21600 0 0 Z N"/>
          </draw:custom-shape>
          <draw:custom-shape draw:style-name="gr2" draw:text-style-name="P2" draw:layer="layout" svg:width="2.159cm" svg:height="1.143cm" svg:x="24.749cm" svg:y="22.864cm">
            <text:p text:style-name="P1"><text:span text:style-name="T1">DTMF</text:span></text:p>
            <text:p text:style-name="P1"><text:span text:style-name="T1">Generator</text:span></text:p>
            <draw:enhanced-geometry svg:viewBox="0 0 21600 21600" draw:mirror-horizontal="false" draw:mirror-vertical="false" draw:type="rectangle" draw:enhanced-path="M 0 0 L 21600 0 21600 21600 0 21600 0 0 Z N"/>
          </draw:custom-shape>
          <draw:g>
            <draw:line draw:style-name="gr3" draw:text-style-name="P1" draw:layer="layout" svg:x1="25.971cm" svg:y1="22.821cm" svg:x2="25.962cm" svg:y2="21.675cm">
              <text:p/>
            </draw:line>
          </draw:g>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stroke-dash draw:name="Dashed_20__28_var_29_" draw:display-name="Dashed (var)" draw:style="rect" draw:dots1="1" draw:dots1-length="197%" draw:distance="127%"/>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42cm" fo:page-height="29.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Tiago Mück</meta:initial-creator>
    <meta:creation-date>2011-01-28T14:48:19</meta:creation-date>
    <dc:date>2013-03-04T14:58:35</dc:date>
    <meta:editing-duration>PT07H52M15S</meta:editing-duration>
    <meta:editing-cycles>89</meta:editing-cycles>
    <meta:generator>OpenOffice.org/3.0$Linux OpenOffice.org_project/300m15$Build-9379</meta:generator>
    <meta:print-date>2011-08-20T15:00:02</meta:print-date>
    <meta:document-statistic meta:object-count="34"/>
    <meta:user-defined meta:name="Info 1"/>
    <meta:user-defined meta:name="Info 2"/>
    <meta:user-defined meta:name="Info 3"/>
    <meta:user-defined meta:name="Info 4"/>
  </office:meta>
</office:document-meta>
</file>